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39in"/>
    </style:style>
    <style:style style:name="co2" style:family="table-column">
      <style:table-column-properties fo:break-before="auto" style:column-width="0.1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12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12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12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number-columns-repeated="6" office:value-type="string" calcext:value-type="string">
            <text:p>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number-columns-repeated="6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08:24:47.621476369</meta:creation-date>
    <dc:date>2022-11-30T11:47:08.312382058</dc:date>
    <meta:editing-duration>PT2H14M36S</meta:editing-duration>
    <meta:editing-cycles>1</meta:editing-cycles>
    <meta:document-statistic meta:table-count="1" meta:cell-count="1595" meta:object-count="0"/>
    <meta:generator>LibreOffice/7.3.7.2$Linux_X86_64 LibreOffice_project/30$Build-2</meta:generator>
  </office:meta>
</office:document-meta>
</file>